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Heading_20_1">
      <style:paragraph-properties fo:text-align="center"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valuación de Wikis</text:h>
      <text:p text:style-name="Standard"/>
      <text:p text:style-name="P2">Número de alumnos implicados: 1</text:p>
      <text:p text:style-name="P2">Duración del trabajo: 1 mes</text:p>
      <text:p text:style-name="Standard"/>
      <text:p text:style-name="Standard">Para los siguientes wikis individuales, se describe el proceso de contribución seguido por el alumno, para realizar su aportación sobre la física cuántica. El trabajo ha de realizarlo en el periodo de un mes. Compruebe en el campus virtual cada uno de los wikis:</text:p>
      <text:p text:style-name="Standard"/>
      <text:p text:style-name="Standard">Wiki-Cuántica1: El alumno hace todas sus contribuciones el día 26 de marzo en diferentes horas del día. No cuida mucho el formato de la wiki y descuida el texto que aporta.</text:p>
      <text:p text:style-name="Standard"/>
      <text:p text:style-name="Standard">Wiki-Cuántica2: El alumno hace todas sus contribuciones el día 26 de marzo en diferentes horas del día. La wiki tiene formato y está estructurada, separando en diferentes secciones la información.</text:p>
      <text:p text:style-name="Standard"/>
      <text:p text:style-name="Standard">Wiki-Cuántica3: El alumno escribe toda la información que encuentra el primer día del mes y luego va dándole formato a lo largo del mes. La información introducida está cuidada, estructurada y se destacan los conceptos importantes.</text:p>
      <text:p text:style-name="Standard"/>
      <text:p text:style-name="Standard">Wiki-Cuántica4: El alumno escribe la información que encuentra de una forma progresiva a lo largo del mes, a la vez que le va dando formato. Sus contribuciones están cuidadas a la par que estructuradas, destacando los conceptos o secciones.</text:p>
      <text:p text:style-name="Standard"/>
      <text:p text:style-name="Standard">Tras comprobar las wikis, responda a las siguientes preguntas:</text:p>
      <text:p text:style-name="Standard"/>
      <text:list xml:id="list1297661320037304798" text:style-name="L1">
        <text:list-item>
          <text:p text:style-name="P1">¿Ha contribuido el alumno dentro del plazo establecido? </text:p>
        </text:list-item>
        <text:list-item>
          <text:p text:style-name="P1">¿Qué valoración tendría sobre el trabajo continuo? ¿Por qué? </text:p>
        </text:list-item>
        <text:list-item>
          <text:p text:style-name="P1">¿Es relevante la información aportada por el alumno? </text:p>
        </text:list-item>
        <text:list-item>
          <text:p text:style-name="P1">¿Está bien redactado (faltas de ortografía, frases mal construidas...)? </text:p>
        </text:list-item>
        <text:list-item>
          <text:p text:style-name="P1">¿Y la wiki, está bien estructurada?</text:p>
        </text:list-item>
      </text:list>
      <text:p text:style-name="Standard"/>
      <text:p text:style-name="Standard"/>
      <text:p text:style-name="Standard"/>
      <text:p text:style-name="P2">Número de alumnos implicados: 2</text:p>
      <text:p text:style-name="P2">Duración del trabajo: 1 mes</text:p>
      <text:p text:style-name="Standard"/>
      <text:p text:style-name="Standard">Para los siguientes wikis en pareja, se describe el proceso de contribución seguido por los alumnos, para realizar su aportación sobre la batalla de Lepanto. El trabajo han de realizarlo en el periodo de un mes. Compruebe en el campus virtual cada uno de los wikis:</text:p>
      <text:p text:style-name="Standard"/>
      <text:p text:style-name="Standard">Wiki-Lepanto1: Uno de los alumnos hace las contribuciones a lo largo del mes, dando formato al texto y estructurándolo a la vez. El segundo de los alumnos hace sus contribuciones al final del mes, pero al igual que el compañero, a la información que introduce le da formato y la estructura.</text:p>
      <text:p text:style-name="Standard"/>
      <text:p text:style-name="Standard">Wiki-Lepanto2: Ambos alumnos hacen las contribuciones a lo largo del mes de forma progresiva, dando formato al texto y estructurándolo a la vez que resaltan los conceptos importantes.</text:p>
      <text:p text:style-name="Standard"/>
      <text:p text:style-name="Standard">Wiki-Lepanto3: Ambos alumnos hacen todas las contribuciones en las dos primeras semanas del mes, dejando de contribuir a partir del día 15. El texto introducido tiene formato y estructura, también se resaltan los conceptos importantes.</text:p>
      <text:p text:style-name="Standard"/>
      <text:p text:style-name="Standard"><text:soft-page-break/>Wiki-Lepanto4: Ambos alumnos hacen las contribuciones a lo largo del mes de forma progresiva. Pero uno de ellos se ha dedicado a dar formato al texto, estructurarlo y resaltar los conceptos importantes. </text:p>
      <text:p text:style-name="Standard"/>
      <text:p text:style-name="Standard">Tras comprobar las wikis, responda a las siguientes preguntas:</text:p>
      <text:p text:style-name="Standard"/>
      <text:list xml:id="list40409060" text:continue-list="list1297661320037304798" text:style-name="L1">
        <text:list-item text:start-value="1">
          <text:p text:style-name="P1">¿Han contribuido los alumnos dentro del plazo establecido? </text:p>
        </text:list-item>
        <text:list-item>
          <text:p text:style-name="P1">¿Qué valoración tendrían sobre el trabajo continuo? ¿Por qué? </text:p>
        </text:list-item>
        <text:list-item>
          <text:p text:style-name="P1">¿Es relevante la información aportada por el alumno1? ¿Y por el alumno2? </text:p>
        </text:list-item>
        <text:list-item>
          <text:p text:style-name="P1">¿Está bien redactado (faltas de ortografía, frases mal construidas...)? </text:p>
        </text:list-item>
        <text:list-item>
          <text:p text:style-name="P1">¿Y la wiki, está bien estructurada?</text:p>
        </text:list-item>
        <text:list-item>
          <text:p text:style-name="P1">¿Ha existido colaboración y buena distribución del trabajo?</text:p>
        </text:list-item>
      </text:list>
      <text:p text:style-name="Standard"/>
      <text:p text:style-name="Standard"/>
      <text:p text:style-name="Standard"/>
      <text:p text:style-name="P2">Número de alumnos implicados: 3</text:p>
      <text:p text:style-name="P2">Duración del trabajo: 3 meses</text:p>
      <text:p text:style-name="Standard"/>
      <text:p text:style-name="Standard">Para los siguientes wikis en grupos de tres, se describe el proceso de contribución seguido por los alumnos, para realizar su aportación sobre guerras acontecidas en el mundo a lo largo de la historia o sus participantes. El trabajo han de realizarlo en el periodo de tres meses. Compruebe en el campus virtual cada uno de los wikis:</text:p>
      <text:p text:style-name="Standard"/>
      <text:p text:style-name="Standard">Wiki-ArmadaInvencible: Uno de los alumnos realiza aportaciones al principio y al final y los otros dos modifican, sólo en una ocasión cada uno, el formato del texto introducido por el compañero.</text:p>
      <text:p text:style-name="Standard"/>
      <text:p text:style-name="Standard">Wiki-GuerraCienAños: Todos los alumnos realizan aportaciones en la wiki de forma progresiva en el periodo establecido. Los alumnos a la vez que introducen la información en la misma, estructuran y dan formato al texto.</text:p>
      <text:p text:style-name="Standard"/>
      <text:p text:style-name="Standard">Wiki-GuerraSanta: Todos alumnos realizan aportaciones de forma regular, pero uno de ellos se dedica a realizar modificaciones mínimas, dar formato...</text:p>
      <text:p text:style-name="Standard"/>
      <text:p text:style-name="Standard">Tras comprobar las wikis, responda a las siguientes preguntas:</text:p>
      <text:p text:style-name="Standard"/>
      <text:list xml:id="list40388888" text:continue-list="list40409060" text:style-name="L1">
        <text:list-item text:start-value="1">
          <text:p text:style-name="P1">¿Han contribuido los alumnos dentro del plazo establecido? </text:p>
        </text:list-item>
        <text:list-item>
          <text:p text:style-name="P1">¿Qué valoración tendrían sobre el trabajo continuo? ¿Por qué? </text:p>
        </text:list-item>
        <text:list-item>
          <text:p text:style-name="P1">¿Es relevante la información aportada por el alumno1? ¿Y por el alumno2? ¿Y el alumno3?</text:p>
        </text:list-item>
        <text:list-item>
          <text:p text:style-name="P1">¿Está bien redactado (faltas de ortografía, frases mal construidas...)? </text:p>
        </text:list-item>
        <text:list-item>
          <text:p text:style-name="P1">¿Y la wiki, está bien estructurada?</text:p>
        </text:list-item>
        <text:list-item>
          <text:p text:style-name="P1">¿Ha existido colaboración y buena distribución del trabaj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03:14.71</meta:creation-date>
    <dc:date>2014-08-01T20:24:49.30</dc:date>
    <meta:editing-duration>PT49M40S</meta:editing-duration>
    <meta:editing-cycles>2</meta:editing-cycles>
    <meta:generator>OpenOffice.org/3.4$Win32 OpenOffice.org_project/340m1$Build-9590</meta:generator>
    <meta:document-statistic meta:table-count="0" meta:image-count="0" meta:object-count="0" meta:page-count="2" meta:paragraph-count="41" meta:word-count="734" meta:character-count="4587"/>
  </office:meta>
</office:document-meta>
</file>